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Alegreya" svg:font-family="Alegreya" style:font-pitch="variable"/>
    <style:font-face style:name="Aleo" svg:font-family="Aleo" style:font-pitch="variable"/>
    <style:font-face style:name="Cabin" svg:font-family="Cabin" style:font-pitch="variable"/>
    <style:font-face style:name="Input" svg:font-family="Input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leo" officeooo:rsid="00039023" officeooo:paragraph-rsid="00039023"/>
    </style:style>
    <style:style style:name="T1" style:family="text">
      <style:text-properties style:font-name="Inpu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A Dhammapada for Contemplation</text:p>
      <text:p text:style-name="P1">Author: Ajahn Munindo</text:p>
      <text:p text:style-name="P1"/>
      <text:p text:style-name="P1">Page size: 155mm x 96mm</text:p>
      <text:p text:style-name="P1">Page count: 178</text:p>
      <text:p text:style-name="P1"/>
      <text:p text:style-name="P1">In cover_combined.pdf, the spine was calculated as 10.434mm</text:p>
      <text:p text:style-name="P1">(178 pages / 2) * 0.106 + 1mm = 10.434mm</text:p>
      <text:p text:style-name="P1"/>
      <text:p text:style-name="P1">Cover pieces are supplied for adjusting the spine width if necess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Alegreya" svg:font-family="Alegreya" style:font-pitch="variable"/>
    <style:font-face style:name="Aleo" svg:font-family="Aleo" style:font-pitch="variable"/>
    <style:font-face style:name="Cabin" svg:font-family="Cabin" style:font-pitch="variable"/>
    <style:font-face style:name="Input" svg:font-family="Input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4:27:29.719448411</meta:creation-date>
    <dc:date>2015-06-20T14:35:24.149376790</dc:date>
    <meta:editing-duration>PT7M54S</meta:editing-duration>
    <meta:editing-cycles>1</meta:editing-cycles>
    <meta:document-statistic meta:table-count="0" meta:image-count="0" meta:object-count="0" meta:page-count="1" meta:paragraph-count="7" meta:word-count="45" meta:character-count="264" meta:non-whitespace-character-count="226"/>
    <meta:generator>LibreOffice/4.4.2.2$Linux_X86_64 LibreOffice_project/40m0$Build-2</meta:generator>
  </office:meta>
</office:document-meta>
</file>